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T<text:tab/>2</text:p>
          <text:p text:style-name="P2">2Remote Desktop<text:tab/>2</text:p>
          <text:p text:style-name="P4">2.1Remote Windows 10<text:tab/>2</text:p>
        </text:index-body>
      </text:table-of-content>
      <text:p text:style-name="Standard"/>
      <text:h text:style-name="P3" text:outline-level="1">Dir Structure</text:h>
      <text:p text:style-name="Text_20_body"/>
      <text:h text:style-name="Heading_20_1" text:outline-level="1">Remote Desktop</text:h>
      <text:h text:style-name="Heading_20_2" text:outline-level="2">Remote Windows 10</text:h>
      <text:p text:style-name="Standard">Public Port 3389</text:p>
      <text:p text:style-name="Standard">mstsc.exe or Windows (Kachel) App</text:p>
      <text:p text:style-name="Standard">Remote Desktop Linux</text:p>
      <text:h text:style-name="Heading_20_2" text:outline-level="2">Remote Linux </text:h>
      <text:p text:style-name="Standard">Always use x2goserver CommandPrompt or published applications</text:p>
      <text:p text:style-name="Standard">needs xterm</text:p>
      <text:p text:style-name="Standard"/>
      <text:p text:style-name="Standard">x2go uses .desktop files at /etc/x2go/applications</text:p>
      <text:p text:style-name="Standard">Automatically created link</text:p>
      <text:p text:style-name="code">/etc/x2go/applications -&gt; /usr/share/applications</text:p>
      <text:p text:style-name="Standard"/>
      <text:p text:style-name="Standard">Public Port 22 (not more)</text:p>
      <text:h text:style-name="Heading_20_3" text:outline-level="3">Remote Desktop Debian</text:h>
      <text:p text:style-name="Standard">Network Install</text:p>
      <text:p text:style-name="Standard">Final Install Selection: No Desktop environement</text:p>
      <text:p text:style-name="Standard"/>
      <text:p text:style-name="code">apt install x2goserver</text:p>
      <text:p text:style-name="code">apt install xterm</text:p>
      <text:p text:style-name="Standard"/>
      <text:h text:style-name="Heading_20_3" text:outline-level="3">for chrome-os</text:h>
      <text:p text:style-name="code">apt install mlterm</text:p>
      <text:p text:style-name="Standard">(xterm terminates suddenly after )</text:p>
      <text:p text:style-name="Standard"/>
      <text:p text:style-name="Standard"/>
      <text:h text:style-name="Heading_20_3" text:outline-level="3">CentOS 7 ok</text:h>
      <text:p text:style-name="code">yum check-update</text:p>
      <text:p text:style-name="code">yum update</text:p>
      <text:p text:style-name="code">yum -y install epel-release</text:p>
      <text:p text:style-name="code">yum info epel-release</text:p>
      <text:p text:style-name="code">yum repolist</text:p>
      <text:p text:style-name="code">yum install x2goserver (kein x2goserver-xsession)</text:p>
      <text:p text:style-name="code">yum install xterm</text:p>
      <text:p text:style-name="Standard"/>
      <text:p text:style-name="Standard"><text:soft-page-break/>Works on CentOS 7; Dont Go on CentOS 8.1 and 8.2</text:p>
      <text:p text:style-name="Standard">comman: yum install x2goserver <text:s/>… makes failu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Workstation_Setup.odt</text:file-name><text:tab/><text:tab/><text:date style:data-style-name="N75" text:date-value="2016-04-16T11:59:55.91" text:fixed="true">16. Apr 2016</text:date> <text:time style:data-style-name="N40" text:time-value="2020-07-10T10:32:54.96">10:32</text:time></text:p>
      </style:header>
      <style:footer>
        <text:p text:style-name="Footer"><text:tab/>Page 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20-07-10T10:32:54.89</dc:date>
    <meta:editing-duration>PT21H57M54S</meta:editing-duration>
    <meta:editing-cycles>115</meta:editing-cycles>
    <meta:generator>OpenOffice/4.1.7$Win32 OpenOffice.org_project/417m1$Build-9800</meta:generator>
    <meta:document-statistic meta:table-count="0" meta:image-count="0" meta:object-count="0" meta:page-count="3" meta:paragraph-count="38" meta:word-count="145" meta:character-count="947"/>
  </office:meta>
</office:document-meta>
</file>